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List_20_Heading">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Heading_20_1">
      <style:paragraph-properties fo:text-align="justify" style:justify-single-word="false"/>
    </style:style>
    <style:style style:name="P15"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EP # : 22</text:h>
      <text:p text:style-name="P2"/>
      <text:p text:style-name="P1"/>
      <text:p text:style-name="P1">Title: Sorting Algorithm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2"/>
      <text:p text:style-name="P1"/>
      <text:h text:style-name="Heading_20_2" text:outline-level="2">Abstract</text:h>
      <text:p text:style-name="P1"/>
      <text:p text:style-name="P1">In this SEP, we discuss the improvement of the gsort command. We discuss the possibility to sort matrices containing complex numbers by real part order first, and imaginary part second. We also discuss the possibility to pass a Scilab comparison function as a second input argument of the gsort comman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SEP # : 21<text:tab/>1</text:p>
          <text:p text:style-name="P8">Abstract<text:tab/>1</text:p>
          <text:p text:style-name="P8">Rationale<text:tab/>1</text:p>
          <text:p text:style-name="P7">Sorting by real/imaginary part<text:tab/>1</text:p>
          <text:p text:style-name="P7">Sorting with a comparison function<text:tab/>2</text:p>
          <text:p text:style-name="P7">Changelog<text:tab/>3</text:p>
          <text:p text:style-name="P7">Copyright<text:tab/>3</text:p>
        </text:index-body>
      </text:table-of-content>
      <text:p text:style-name="P1"/>
      <text:h text:style-name="Heading_20_2" text:outline-level="2">Rationale</text:h>
      <text:p text:style-name="P1"/>
      <text:h text:style-name="Heading_20_3" text:outline-level="3">Sorting by real/imaginary part</text:h>
      <text:h text:style-name="Heading_20_3" text:outline-level="3"/>
      <text:p text:style-name="P1">The current version of gsort is able to sort complex matrices. The chosen order is based on the modulus of the complex numbers. But roots of polynomials, if complex, are conjugate. That implies that sorting with this order does not allow to distinguish conjugate roots. The consequence is that the order is determined by numerical rounding errors, i.e. the order is highly unstable. That makes unit tests difficult to implement (see for example bug #415).</text:p>
      <text:p text:style-name="P1"/>
      <text:p text:style-name="P1">The proposal is to add an option to the gsort command so that it may be able to sort by comparing the real part first, and the imaginary part second. The specification would be the following :</text:p>
      <text:p text:style-name="P1"><text:soft-page-break/></text:p>
      <text:p text:style-name="P5">[s, [k]]=gsort(v,flag1,flag2)</text:p>
      <text:p text:style-name="P1"/>
      <text:p text:style-name="P9">flag2</text:p>
      <text:p text:style-name="Text_20_body"><text:s text:c="2"/>a string <text:span text:style-name="Source_20_Text">'i'</text:span> for increasing and <text:span text:style-name="Source_20_Text">'d'</text:span> for decreasing order, <text:span text:style-name="Source_20_Text">'icomplex'</text:span> for increasing and <text:span text:style-name="Source_20_Text">'dcomplex'</text:span> for decreasing order with real part first and imaginary part second</text:p>
      <text:p text:style-name="P1"/>
      <text:p text:style-name="P1">The following prospective Scilab session is a use-case for such a feature.</text:p>
      <text:p text:style-name="P1"/>
      <text:p text:style-name="P1">x = [</text:p>
      <text:p text:style-name="P1">1+%i</text:p>
      <text:p text:style-name="P1">1-%i]</text:p>
      <text:p text:style-name="P1">y = gsort(x,”r”,”icomplex”)</text:p>
      <text:p text:style-name="P1"/>
      <text:h text:style-name="Heading_20_3" text:outline-level="3">Sorting with a comparison function</text:h>
      <text:h text:style-name="Heading_20_3" text:outline-level="3"/>
      <text:p text:style-name="P1">The current version of gsort is able to sort complex data structures implemented as tlists. Indeed, if a tlist is passed to the gsort command, the overloading system is invoked so that the overloading associated ordering function is invoked. For other Scilab data types, though, there is no such system and the user is not able to define his own comparison function.</text:p>
      <text:p text:style-name="P1"/>
      <text:p text:style-name="P1">The proposal is to add an option to the gsort command so that the user can pass a comparison function. The specification would be the following :</text:p>
      <text:p text:style-name="P1"/>
      <text:p text:style-name="P5">[s, [k]]=gsort(v,flag1,flag2)</text:p>
      <text:p text:style-name="P5">[s, [k]]=gsort(v,flag1,compare)</text:p>
      <text:p text:style-name="P1"/>
      <text:p text:style-name="P9">compare</text:p>
      <text:p text:style-name="Text_20_body"><text:s text:c="2"/>a scilab function which returns -1, 0 or +1 when its first argument is lower, equal or greater than its second argument.</text:p>
      <text:p text:style-name="P1"/>
      <text:p text:style-name="P1">The correct way to update the the implementation of gsort is by creating a collection of comparison function, each associated with a particular sorting order. </text:p>
      <text:list xml:id="list31278046" text:style-name="L1">
        <text:list-item>
          <text:p text:style-name="P11">If no comparison function is given and the order is not given, the default comparison function is used, depending on the type of the input matrix.</text:p>
        </text:list-item>
        <text:list-item>
          <text:p text:style-name="P11">If no comparison function is given and the order is given, the corresponding comparison function is used.</text:p>
        </text:list-item>
        <text:list-item>
          <text:p text:style-name="P11">If one comparison function is given and the order is given too, generates an error.</text:p>
        </text:list-item>
        <text:list-item>
          <text:p text:style-name="P11">If one comparison function is given without any order, use the comparison function.</text:p>
        </text:list-item>
      </text:list>
      <text:p text:style-name="P1">Comparison functions can be </text:p>
      <text:list xml:id="list31266065" text:style-name="L2">
        <text:list-item>
          <text:p text:style-name="P12">a Scilab macro,</text:p>
        </text:list-item>
        <text:list-item>
          <text:p text:style-name="P12">a compiled function.</text:p>
        </text:list-item>
      </text:list>
      <text:p text:style-name="P1">The second option is more complicated to implement, because of the specific data types which are involved. In order for the comparison function to be as generic as possible, (void *) pointers should be used.</text:p>
      <text:p text:style-name="P1"/>
      <text:p text:style-name="P1">Possible use-cases of this comparison function are the same as the use-cases of the qsort function at the C level, i.e. enormous. For example, suppose that I want to sort a complex matrix with increasing ordering and real / imaginary parts order. The following prospective Scilab session is a <text:soft-page-break/>use-case for such a feature.</text:p>
      <text:p text:style-name="P1"/>
      <text:p text:style-name="P1">// </text:p>
      <text:p text:style-name="P1">// compare_complexrealimag --</text:p>
      <text:p text:style-name="P1">// <text:s text:c="2"/>Returns -1 if a &lt; b, </text:p>
      <text:p text:style-name="P1">// <text:s text:c="2"/>returns 0 if a==b,</text:p>
      <text:p text:style-name="P1">// <text:s text:c="2"/>returns +1 if a &gt; b</text:p>
      <text:p text:style-name="P1">// Compare first by real parts, then by imaginary parts.</text:p>
      <text:p text:style-name="P1">//</text:p>
      <text:p text:style-name="P1">function order = compare_complexrealimag ( a , b )</text:p>
      <text:p text:style-name="P1"><text:s/>ar = real(a)</text:p>
      <text:p text:style-name="P1"><text:s/>br = real(b)</text:p>
      <text:p text:style-name="P1"><text:s/>if ar &lt; br then</text:p>
      <text:p text:style-name="P1"><text:s text:c="3"/>order = -1</text:p>
      <text:p text:style-name="P1"><text:s/>elseif ar &gt; br then</text:p>
      <text:p text:style-name="P1"><text:s text:c="3"/>order = 1</text:p>
      <text:p text:style-name="P1"><text:s/>else</text:p>
      <text:p text:style-name="P1"><text:s text:c="3"/>ai = imag(a)</text:p>
      <text:p text:style-name="P1"><text:s text:c="3"/>bi = imag(b)</text:p>
      <text:p text:style-name="P1"><text:s text:c="3"/>if ai &lt; bi then</text:p>
      <text:p text:style-name="P1"><text:s text:c="5"/>order = -1</text:p>
      <text:p text:style-name="P1"><text:s text:c="3"/>elseif ai == bi then</text:p>
      <text:p text:style-name="P1"><text:s text:c="5"/>order = 0</text:p>
      <text:p text:style-name="P1"><text:s text:c="3"/>else</text:p>
      <text:p text:style-name="P1"><text:s text:c="5"/>order = 1</text:p>
      <text:p text:style-name="P1"><text:s text:c="4"/>end</text:p>
      <text:p text:style-name="P1"><text:s text:c="2"/>end</text:p>
      <text:p text:style-name="P1">endfunction</text:p>
      <text:p text:style-name="P1"/>
      <text:p text:style-name="P1">x = [</text:p>
      <text:p text:style-name="P1">1+%i</text:p>
      <text:p text:style-name="P1">1-%i]</text:p>
      <text:p text:style-name="P1">y = gsort ( x , compare_complexrealimag )</text:p>
      <text:p text:style-name="P1"/>
      <text:p text:style-name="P1"/>
      <text:p text:style-name="P13">Implementation</text:p>
      <text:p text:style-name="P1"/>
      <text:p text:style-name="P1">In the following implementation, we use a merge-sort algorithm developped by Bruno Pincon. The macro has been modified so that a comparison function is used if provided. If not provided, a default comparison function is used. We give a sample use, which corresponds to the fix of bug #415.</text:p>
      <text:p text:style-name="P1"/>
      <text:p text:style-name="P1">// </text:p>
      <text:p text:style-name="P1">// sort_merge_comparison --</text:p>
      <text:p text:style-name="P1">// <text:s text:c="2"/>Returns -1 if x &lt; y, </text:p>
      <text:p text:style-name="P1">// <text:s text:c="2"/>returns 0 if x==y,</text:p>
      <text:p text:style-name="P1">// <text:s text:c="2"/>returns +1 if x &gt; y</text:p>
      <text:p text:style-name="P1">//</text:p>
      <text:p text:style-name="P1">function order = sort_merge_comparison ( x , y )</text:p>
      <text:p text:style-name="P1"><text:s text:c="2"/>if x &lt; y then</text:p>
      <text:p text:style-name="P1"><text:s text:c="4"/>order = -1</text:p>
      <text:p text:style-name="P1"><text:s text:c="2"/>elseif x==y then</text:p>
      <text:p text:style-name="P1"><text:soft-page-break/><text:s text:c="4"/>order = 0</text:p>
      <text:p text:style-name="P1"><text:s text:c="2"/>else </text:p>
      <text:p text:style-name="P1"><text:s text:c="4"/>order = 1</text:p>
      <text:p text:style-name="P1"><text:s text:c="2"/>end</text:p>
      <text:p text:style-name="P1">endfunction</text:p>
      <text:p text:style-name="P1"/>
      <text:p text:style-name="P1">//</text:p>
      <text:p text:style-name="P1">// sort_merge --</text:p>
      <text:p text:style-name="P1">// <text:s text:c="2"/>Returns the sorted array x.</text:p>
      <text:p text:style-name="P1">// Arguments</text:p>
      <text:p text:style-name="P1">// <text:s text:c="2"/>x : the array to sort</text:p>
      <text:p text:style-name="P1">// <text:s text:c="2"/>compfun : the comparison function</text:p>
      <text:p text:style-name="P1">// Bruno Pincon</text:p>
      <text:p text:style-name="P1">// "quelques tests de rapidit´e entre diff´erents logiciels matriciels"</text:p>
      <text:p text:style-name="P1">// Modified by Michael Baudin to manage a comparison function</text:p>
      <text:p text:style-name="P1">//</text:p>
      <text:p text:style-name="P1">function [x] = sort_merge ( varargin )</text:p>
      <text:p text:style-name="P1"><text:s text:c="2"/>[lhs,rhs]=argn();</text:p>
      <text:p text:style-name="P1"><text:s text:c="2"/>if rhs&lt;&gt;1 &amp; rhs&lt;&gt;2 then</text:p>
      <text:p text:style-name="P1"><text:s text:c="4"/>errmsg = sprintf("Unexpected number of arguments : %d provided while 1 or 2 are expected.",rhs);</text:p>
      <text:p text:style-name="P1"><text:s text:c="4"/>error(errmsg)</text:p>
      <text:p text:style-name="P1"><text:s text:c="2"/>end</text:p>
      <text:p text:style-name="P1"><text:s text:c="2"/>// Get the array x</text:p>
      <text:p text:style-name="P1"><text:s text:c="2"/>x = varargin(1);</text:p>
      <text:p text:style-name="P1"><text:s text:c="2"/>// Get the comparison function compfun</text:p>
      <text:p text:style-name="P1"><text:s text:c="2"/>if rhs==1 then</text:p>
      <text:p text:style-name="P1"><text:s text:c="4"/>compfun = sort_merge_comparison;</text:p>
      <text:p text:style-name="P1"><text:s text:c="2"/>else</text:p>
      <text:p text:style-name="P1"><text:s text:c="4"/>compfun = varargin(2);</text:p>
      <text:p text:style-name="P1"><text:s text:c="2"/>end</text:p>
      <text:p text:style-name="P1"><text:s text:c="2"/>// Proceed...</text:p>
      <text:p text:style-name="P1"><text:s text:c="2"/>n = length(x)</text:p>
      <text:p text:style-name="P1"><text:s text:c="2"/>if n &gt; 1 then</text:p>
      <text:p text:style-name="P1"><text:s text:c="4"/>m = floor(n/2); </text:p>
      <text:p text:style-name="P1"><text:s text:c="4"/>p = n-m</text:p>
      <text:p text:style-name="P1"><text:s text:c="4"/>x1 = sort_merge ( x(1:m) , compfun )</text:p>
      <text:p text:style-name="P1"><text:s text:c="4"/>x2 = sort_merge ( x(m+1:n) , compfun )</text:p>
      <text:p text:style-name="P1"><text:s text:c="4"/>i = 1; </text:p>
      <text:p text:style-name="P1"><text:s text:c="4"/>i1 = 1;</text:p>
      <text:p text:style-name="P1"><text:s text:c="4"/>i2 = 1;</text:p>
      <text:p text:style-name="P1"><text:s text:c="4"/>for i = 1:n</text:p>
      <text:p text:style-name="P1"><text:s text:c="6"/>order = compfun ( x1(i1) , x2(i2) );</text:p>
      <text:p text:style-name="P1"><text:s text:c="6"/>if order&lt;=0 then</text:p>
      <text:p text:style-name="P1"><text:s text:c="8"/>x(i) = x1(i1)</text:p>
      <text:p text:style-name="P1"><text:s text:c="8"/>i1 = i1+1</text:p>
      <text:p text:style-name="P1"><text:s text:c="8"/>if (i1 &gt; m) then</text:p>
      <text:p text:style-name="P1"><text:s text:c="10"/>x(i+1:n) = x2(i2:p)</text:p>
      <text:p text:style-name="P1"><text:s text:c="10"/>break</text:p>
      <text:p text:style-name="P1"><text:s text:c="8"/>end</text:p>
      <text:p text:style-name="P1"><text:s text:c="6"/>else</text:p>
      <text:p text:style-name="P1"><text:s text:c="8"/>x(i) = x2(i2)</text:p>
      <text:p text:style-name="P1"><text:soft-page-break/><text:s text:c="8"/>i2 = i2+1</text:p>
      <text:p text:style-name="P1"><text:s text:c="8"/>if (i2 &gt; p) then</text:p>
      <text:p text:style-name="P1"><text:s text:c="10"/>x(i+1:n) = x1(i1:m)</text:p>
      <text:p text:style-name="P1"><text:s text:c="10"/>break</text:p>
      <text:p text:style-name="P1"><text:s text:c="8"/>end</text:p>
      <text:p text:style-name="P1"><text:s text:c="6"/>end</text:p>
      <text:p text:style-name="P1"><text:s text:c="4"/>end</text:p>
      <text:p text:style-name="P1"><text:s text:c="2"/>end</text:p>
      <text:p text:style-name="P1">endfunction</text:p>
      <text:p text:style-name="P1"/>
      <text:p text:style-name="P1">// sample use :</text:p>
      <text:p text:style-name="P1"/>
      <text:p text:style-name="P1">expected <text:s/>= [ </text:p>
      <text:p text:style-name="P1">- 1.9914144710587742270747 <text:s/></text:p>
      <text:p text:style-name="P1">- 1.89588904429592775003 </text:p>
      <text:p text:style-name="P1">- 1.6923826055708985904857 <text:s/></text:p>
      <text:p text:style-name="P1">- 1.4815461434243473171080 <text:s/></text:p>
      <text:p text:style-name="P1">- 1.1302576100836980721454 <text:s/></text:p>
      <text:p text:style-name="P1">- 0.5652255834927423228109 - 0.0655079626336916437390*%i <text:s/></text:p>
      <text:p text:style-name="P1">- 0.5652255834927423228109 + 0.0655079626336916437390*%i <text:s/></text:p>
      <text:p text:style-name="P1">0.3354022818049053333844 - 0.1602901760665648156490*%i </text:p>
      <text:p text:style-name="P1">0.3354022818049053333844 + 0.1602901760665648156490*%i <text:s/></text:p>
      <text:p text:style-name="P1">1.346891063468121929603 <text:s/></text:p>
      <text:p text:style-name="P1">1.5040136285121223913563 <text:s/></text:p>
      <text:p text:style-name="P1">1.8466679814523012659322 <text:s/></text:p>
      <text:p text:style-name="P1">1.9767819021883872299128 - 0.0347589196932355307124*%i <text:s/></text:p>
      <text:p text:style-name="P1">1.9767819021883872299128 + 0.0347589196932355307124*%i <text:s/></text:p>
      <text:p text:style-name="P1">];</text:p>
      <text:p text:style-name="P1">sort_merge ( expected , compare_complexrealimag )</text:p>
      <text:p text:style-name="P1"/>
      <text:h text:style-name="P15" text:outline-level="3">Changelog</text:h>
      <text:p text:style-name="P4"><text:tab/><text:span text:style-name="T1">1.0 – M. Baudin, 10/04/2009, Initial Version</text:span></text:p>
      <text:h text:style-name="P15" text:outline-level="3">Copyright</text:h>
      <text:p text:style-name="P3"><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09-09-18T11:32:52.90</dc:date>
    <meta:editing-cycles>144</meta:editing-cycles>
    <meta:editing-duration>PT11H18M24S</meta:editing-duration>
    <meta:document-statistic meta:table-count="0" meta:image-count="0" meta:object-count="0" meta:page-count="5" meta:paragraph-count="172" meta:word-count="1065" meta:character-count="6538"/>
    <meta:user-defined meta:name="Info 1"/>
    <meta:user-defined meta:name="Info 2"/>
    <meta:user-defined meta:name="Info 3"/>
    <meta:user-defined meta:name="Info 4"/>
  </office:meta>
</office:document-meta>
</file>